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5.8mm"/>
    </style:style>
    <style:style style:name="co5" style:family="table-column">
      <style:table-column-properties fo:break-before="auto" style:column-width="5.52mm"/>
    </style:style>
    <style:style style:name="co6" style:family="table-column">
      <style:table-column-properties fo:break-before="auto" style:column-width="1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style:font-name-asian="Tahoma" style:font-size-asian="10pt" style:font-name-complex="FreeSans" style:font-size-complex="10pt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6" table:number-columns-repeated="46" table:default-cell-style-name="Default"/>
        <table:table-row table:style-name="ro1">
          <table:table-cell table:style-name="ce1"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style-name="ce1"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style-name="ce1"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style-name="ce1"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style-name="ce1"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style-name="ce1"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style-name="ce1"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style-name="ce1"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style-name="ce1"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style-name="ce1"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style-name="ce1"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style-name="ce1"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style-name="ce1"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style-name="ce1"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style-name="ce1"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style-name="ce1"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style-name="ce1"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style-name="ce1"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style-name="ce1"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style-name="ce1"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style-name="ce1"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style-name="ce1"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style-name="ce1"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style-name="ce1"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style-name="ce1"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style-name="ce1"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number-columns-repeated="15" office:value-type="string" calcext:value-type="string">
            <text:p>O</text:p>
          </table:table-cell>
          <table:table-cell table:number-columns-repeated="38"/>
        </table:table-row>
        <table:table-row table:style-name="ro1">
          <table:table-cell table:style-name="ce1"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style-name="ce1"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style-name="ce1"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style-name="ce1"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style-name="ce1"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style-name="ce1"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style-name="ce1"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style-name="ce1"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style-name="ce1"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style-name="ce1"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style-name="ce1"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style-name="ce1"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style-name="ce1"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style-name="ce1"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style-name="ce1"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style-name="ce1"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style-name="ce1"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style-name="ce1"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style-name="ce1"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style-name="ce1"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style-name="ce1"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style-name="ce1"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style-name="ce1"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style-name="ce1"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style-name="ce1"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style-name="ce1"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number-columns-repeated="2"/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15" office:value-type="string" calcext:value-type="string">
            <text:p>A</text:p>
          </table:table-cell>
          <table:table-cell table:number-columns-repeated="38"/>
        </table:table-row>
        <table:table-row table:style-name="ro1">
          <table:table-cell table:style-name="ce1"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style-name="ce1"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style-name="ce1"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style-name="ce1"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style-name="ce1"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style-name="ce1"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style-name="ce1"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style-name="ce1"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style-name="ce1"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style-name="ce1"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style-name="ce1"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style-name="ce1"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style-name="ce1"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style-name="ce1"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style-name="ce1"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style-name="ce1"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style-name="ce1"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style-name="ce1"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style-name="ce1"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style-name="ce1"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style-name="ce1"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style-name="ce1"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style-name="ce1"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style-name="ce1"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style-name="ce1"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style-name="ce1"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"/>
          <table:table-cell office:value-type="string" calcext:value-type="string">
            <text:p>Ł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/>
          <table:table-cell table:number-columns-repeated="15" office:value-type="string" calcext:value-type="string">
            <text:p>O</text:p>
          </table:table-cell>
          <table:table-cell table:number-columns-repeated="38"/>
        </table:table-row>
        <table:table-row table:style-name="ro1">
          <table:table-cell table:style-name="ce1"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style-name="ce1"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style-name="ce1"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style-name="ce1"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style-name="ce1"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style-name="ce1"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style-name="ce1"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style-name="ce1"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style-name="ce1"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style-name="ce1"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style-name="ce1"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style-name="ce1"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style-name="ce1"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style-name="ce1"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style-name="ce1"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style-name="ce1"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style-name="ce1"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style-name="ce1"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style-name="ce1"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style-name="ce1"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style-name="ce1"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style-name="ce1"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style-name="ce1"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style-name="ce1"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style-name="ce1"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style-name="ce1"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67"/>
        </table:table-row>
        <table:table-row table:style-name="ro1">
          <table:table-cell table:style-name="ce1"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style-name="ce1"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style-name="ce1"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style-name="ce1"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style-name="ce1"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style-name="ce1"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style-name="ce1"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style-name="ce1"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style-name="ce1"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style-name="ce1"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style-name="ce1"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style-name="ce1"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style-name="ce1"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style-name="ce1"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style-name="ce1"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style-name="ce1"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style-name="ce1"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style-name="ce1"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style-name="ce1"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style-name="ce1"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style-name="ce1"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style-name="ce1"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style-name="ce1"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style-name="ce1"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style-name="ce1"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style-name="ce1"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67"/>
        </table:table-row>
        <table:table-row table:style-name="ro1">
          <table:table-cell table:style-name="ce1"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style-name="ce1"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style-name="ce1"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style-name="ce1"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style-name="ce1"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style-name="ce1"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style-name="ce1"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style-name="ce1"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style-name="ce1"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style-name="ce1"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style-name="ce1"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style-name="ce1"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style-name="ce1"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style-name="ce1"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style-name="ce1"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style-name="ce1"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style-name="ce1"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style-name="ce1"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style-name="ce1"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style-name="ce1"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style-name="ce1"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style-name="ce1"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style-name="ce1"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style-name="ce1"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style-name="ce1"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style-name="ce1"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67"/>
        </table:table-row>
        <table:table-row table:style-name="ro1">
          <table:table-cell table:style-name="ce1"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style-name="ce1"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style-name="ce1"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style-name="ce1"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style-name="ce1"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style-name="ce1"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style-name="ce1"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style-name="ce1"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style-name="ce1"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style-name="ce1"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style-name="ce1"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style-name="ce1"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style-name="ce1"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style-name="ce1"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style-name="ce1"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style-name="ce1"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style-name="ce1"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style-name="ce1"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style-name="ce1"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style-name="ce1"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style-name="ce1"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style-name="ce1"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style-name="ce1"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style-name="ce1"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style-name="ce1"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style-name="ce1"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"/>
          <table:table-cell table:formula="of:=INDIRECT(CONCATENATE([.AC1];CODE([.AC2]) -64))" office:value-type="string" office:string-value="S" calcext:value-type="string">
            <text:p>S</text:p>
          </table:table-cell>
          <table:table-cell table:formula="of:=INDIRECT(CONCATENATE([.AD1];CODE([.AD2]) -64))" office:value-type="string" office:string-value="C" calcext:value-type="string">
            <text:p>C</text:p>
          </table:table-cell>
          <table:table-cell table:formula="of:=INDIRECT(CONCATENATE([.AE1];CODE([.AE2]) -64))" office:value-type="string" office:string-value="C" calcext:value-type="string">
            <text:p>C</text:p>
          </table:table-cell>
          <table:table-cell table:style-name="ce3" table:formula="of:=INDIRECT(CONCATENATE([.AF1];CODE([.AF2]) -64))" office:value-type="string" office:string-value="E" calcext:value-type="string">
            <text:p>E</text:p>
          </table:table-cell>
          <table:table-cell table:formula="of:=INDIRECT(CONCATENATE([.AG1];CODE([.AG2]) -64))" office:value-type="string" office:string-value="B" calcext:value-type="string">
            <text:p>B</text:p>
          </table:table-cell>
          <table:table-cell table:formula="of:=INDIRECT(CONCATENATE([.AH1];CODE([.AH2]) -64))" office:value-type="string" office:string-value="G" calcext:value-type="string">
            <text:p>G</text:p>
          </table:table-cell>
          <table:table-cell table:formula="of:=INDIRECT(CONCATENATE([.AI1];CODE([.AI2]) -64))" office:value-type="string" office:string-value="F" calcext:value-type="string">
            <text:p>F</text:p>
          </table:table-cell>
          <table:table-cell table:formula="of:=INDIRECT(CONCATENATE([.AJ1];CODE([.AJ2]) -64))" office:value-type="string" office:string-value="H" calcext:value-type="string">
            <text:p>H</text:p>
          </table:table-cell>
          <table:table-cell table:formula="of:=INDIRECT(CONCATENATE([.AK1];CODE([.AK2]) -64))" office:value-type="string" office:string-value="R" calcext:value-type="string">
            <text:p>R</text:p>
          </table:table-cell>
          <table:table-cell table:formula="of:=INDIRECT(CONCATENATE([.AL1];CODE([.AL2]) -64))" office:value-type="string" office:string-value="V" calcext:value-type="string">
            <text:p>V</text:p>
          </table:table-cell>
          <table:table-cell table:style-name="ce3" table:number-columns-repeated="2"/>
          <table:table-cell table:formula="of:=INDIRECT(CONCATENATE([.AO1];CODE([.AO2]) -64))" office:value-type="string" office:string-value="O" calcext:value-type="string">
            <text:p>O</text:p>
          </table:table-cell>
          <table:table-cell table:formula="of:=INDIRECT(CONCATENATE([.AP1];CODE([.AP2]) -64))" office:value-type="string" office:string-value="O" calcext:value-type="string">
            <text:p>O</text:p>
          </table:table-cell>
          <table:table-cell table:formula="of:=INDIRECT(CONCATENATE([.AQ1];CODE([.AQ2]) -64))" office:value-type="string" office:string-value="O" calcext:value-type="string">
            <text:p>O</text:p>
          </table:table-cell>
          <table:table-cell table:formula="of:=INDIRECT(CONCATENATE([.AR1];CODE([.AR2]) -64))" office:value-type="string" office:string-value="O" calcext:value-type="string">
            <text:p>O</text:p>
          </table:table-cell>
          <table:table-cell table:formula="of:=INDIRECT(CONCATENATE([.AS1];CODE([.AS2]) -64))" office:value-type="string" office:string-value="O" calcext:value-type="string">
            <text:p>O</text:p>
          </table:table-cell>
          <table:table-cell table:formula="of:=INDIRECT(CONCATENATE([.AT1];CODE([.AT2]) -64))" office:value-type="string" office:string-value="O" calcext:value-type="string">
            <text:p>O</text:p>
          </table:table-cell>
          <table:table-cell table:formula="of:=INDIRECT(CONCATENATE([.AU1];CODE([.AU2]) -64))" office:value-type="string" office:string-value="O" calcext:value-type="string">
            <text:p>O</text:p>
          </table:table-cell>
          <table:table-cell table:formula="of:=INDIRECT(CONCATENATE([.AV1];CODE([.AV2]) -64))" office:value-type="string" office:string-value="O" calcext:value-type="string">
            <text:p>O</text:p>
          </table:table-cell>
          <table:table-cell table:formula="of:=INDIRECT(CONCATENATE([.AW1];CODE([.AW2]) -64))" office:value-type="string" office:string-value="O" calcext:value-type="string">
            <text:p>O</text:p>
          </table:table-cell>
          <table:table-cell table:formula="of:=INDIRECT(CONCATENATE([.AX1];CODE([.AX2]) -64))" office:value-type="string" office:string-value="O" calcext:value-type="string">
            <text:p>O</text:p>
          </table:table-cell>
          <table:table-cell table:formula="of:=INDIRECT(CONCATENATE([.AY1];CODE([.AY2]) -64))" office:value-type="string" office:string-value="O" calcext:value-type="string">
            <text:p>O</text:p>
          </table:table-cell>
          <table:table-cell table:formula="of:=INDIRECT(CONCATENATE([.AZ1];CODE([.AZ2]) -64))" office:value-type="string" office:string-value="O" calcext:value-type="string">
            <text:p>O</text:p>
          </table:table-cell>
          <table:table-cell table:formula="of:=INDIRECT(CONCATENATE([.BA1];CODE([.BA2]) -64))" office:value-type="string" office:string-value="O" calcext:value-type="string">
            <text:p>O</text:p>
          </table:table-cell>
          <table:table-cell table:formula="of:=INDIRECT(CONCATENATE([.BB1];CODE([.BB2]) -64))" office:value-type="string" office:string-value="O" calcext:value-type="string">
            <text:p>O</text:p>
          </table:table-cell>
          <table:table-cell table:formula="of:=INDIRECT(CONCATENATE([.BC1];CODE([.BC2]) -64))" office:value-type="string" office:string-value="O" calcext:value-type="string">
            <text:p>O</text:p>
          </table:table-cell>
          <table:table-cell table:number-columns-repeated="38"/>
        </table:table-row>
        <table:table-row table:style-name="ro1">
          <table:table-cell table:style-name="ce1"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style-name="ce1"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style-name="ce1"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style-name="ce1"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style-name="ce1"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style-name="ce1"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style-name="ce1"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style-name="ce1"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style-name="ce1"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style-name="ce1"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style-name="ce1"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style-name="ce1"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style-name="ce1"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style-name="ce1"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style-name="ce1"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style-name="ce1"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style-name="ce1"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style-name="ce1"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style-name="ce1"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style-name="ce1"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style-name="ce1"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style-name="ce1"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style-name="ce1"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style-name="ce1"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style-name="ce1"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style-name="ce1"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67"/>
        </table:table-row>
        <table:table-row table:style-name="ro1">
          <table:table-cell table:style-name="ce1"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style-name="ce1"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style-name="ce1"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style-name="ce1"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style-name="ce1"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style-name="ce1"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style-name="ce1"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style-name="ce1"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style-name="ce1"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style-name="ce1"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style-name="ce1"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style-name="ce1"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style-name="ce1"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style-name="ce1"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style-name="ce1"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style-name="ce1"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style-name="ce1"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style-name="ce1"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style-name="ce1"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style-name="ce1"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style-name="ce1"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style-name="ce1"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style-name="ce1"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style-name="ce1"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style-name="ce1"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style-name="ce1"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"/>
          <table:table-cell table:formula="of:=CONCATENATE([.AC1];CODE([.AC2]))" office:value-type="string" office:string-value="T90" calcext:value-type="string">
            <text:p>T90</text:p>
          </table:table-cell>
          <table:table-cell table:number-columns-repeated="64"/>
        </table:table-row>
        <table:table-row table:style-name="ro1">
          <table:table-cell table:style-name="ce1"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style-name="ce1"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style-name="ce1"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style-name="ce1"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style-name="ce1"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style-name="ce1"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style-name="ce1"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style-name="ce1"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style-name="ce1"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style-name="ce1"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style-name="ce1"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style-name="ce1"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style-name="ce1"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style-name="ce1"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style-name="ce1"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style-name="ce1"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style-name="ce1"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style-name="ce1"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style-name="ce1"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style-name="ce1"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style-name="ce1"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style-name="ce1"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style-name="ce1"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style-name="ce1"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style-name="ce1"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style-name="ce1"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67"/>
        </table:table-row>
        <table:table-row table:style-name="ro1">
          <table:table-cell table:style-name="ce1"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style-name="ce1"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style-name="ce1"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style-name="ce1"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style-name="ce1"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style-name="ce1"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style-name="ce1"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style-name="ce1"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style-name="ce1"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style-name="ce1"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style-name="ce1"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style-name="ce1"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style-name="ce1"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style-name="ce1"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style-name="ce1"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style-name="ce1"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style-name="ce1"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style-name="ce1"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style-name="ce1"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style-name="ce1"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style-name="ce1"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style-name="ce1"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style-name="ce1"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style-name="ce1"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style-name="ce1"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style-name="ce1"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67"/>
        </table:table-row>
        <table:table-row table:style-name="ro1">
          <table:table-cell table:style-name="ce1"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style-name="ce1"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style-name="ce1"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style-name="ce1"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style-name="ce1"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style-name="ce1"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style-name="ce1"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style-name="ce1"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style-name="ce1"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style-name="ce1"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style-name="ce1"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style-name="ce1"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style-name="ce1"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style-name="ce1"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style-name="ce1"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style-name="ce1"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style-name="ce1"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style-name="ce1"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style-name="ce1"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style-name="ce1"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style-name="ce1"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style-name="ce1"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style-name="ce1"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style-name="ce1"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style-name="ce1"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style-name="ce1"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67"/>
        </table:table-row>
        <table:table-row table:style-name="ro1">
          <table:table-cell table:style-name="ce1"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style-name="ce1"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style-name="ce1"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style-name="ce1"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style-name="ce1"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style-name="ce1"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style-name="ce1"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style-name="ce1"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style-name="ce1"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style-name="ce1"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style-name="ce1"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style-name="ce1"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style-name="ce1"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style-name="ce1"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style-name="ce1"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style-name="ce1"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style-name="ce1"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style-name="ce1"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style-name="ce1"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style-name="ce1"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style-name="ce1"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style-name="ce1"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style-name="ce1"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style-name="ce1"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style-name="ce1"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style-name="ce1"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67"/>
        </table:table-row>
        <table:table-row table:style-name="ro1">
          <table:table-cell table:style-name="ce1"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style-name="ce1"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style-name="ce1"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style-name="ce1"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style-name="ce1"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style-name="ce1"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style-name="ce1"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style-name="ce1"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style-name="ce1"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style-name="ce1"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style-name="ce1"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style-name="ce1"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style-name="ce1"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style-name="ce1"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style-name="ce1"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style-name="ce1"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style-name="ce1"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style-name="ce1"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style-name="ce1"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style-name="ce1"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style-name="ce1"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style-name="ce1"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style-name="ce1"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style-name="ce1"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style-name="ce1"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style-name="ce1"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67"/>
        </table:table-row>
        <table:table-row table:style-name="ro1">
          <table:table-cell table:style-name="ce1"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style-name="ce1"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style-name="ce1"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style-name="ce1"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style-name="ce1"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style-name="ce1"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style-name="ce1"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style-name="ce1"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style-name="ce1"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style-name="ce1"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style-name="ce1"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style-name="ce1"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style-name="ce1"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style-name="ce1"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style-name="ce1"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style-name="ce1"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style-name="ce1"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style-name="ce1"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style-name="ce1"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style-name="ce1"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style-name="ce1"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style-name="ce1"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style-name="ce1"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style-name="ce1"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style-name="ce1"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style-name="ce1"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67"/>
        </table:table-row>
        <table:table-row table:style-name="ro1">
          <table:table-cell table:style-name="ce1"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style-name="ce1"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style-name="ce1"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style-name="ce1"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style-name="ce1"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style-name="ce1"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style-name="ce1"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style-name="ce1"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style-name="ce1"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style-name="ce1"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style-name="ce1"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style-name="ce1"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style-name="ce1"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style-name="ce1"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style-name="ce1"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style-name="ce1"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style-name="ce1"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style-name="ce1"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style-name="ce1"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style-name="ce1"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style-name="ce1"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style-name="ce1"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style-name="ce1"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style-name="ce1"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style-name="ce1"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style-name="ce1"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67"/>
        </table:table-row>
        <table:table-row table:style-name="ro1">
          <table:table-cell table:style-name="ce1"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style-name="ce1"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style-name="ce1"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style-name="ce1"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style-name="ce1"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style-name="ce1"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style-name="ce1"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style-name="ce1"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style-name="ce1"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style-name="ce1"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style-name="ce1"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style-name="ce1"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style-name="ce1"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style-name="ce1"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style-name="ce1"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style-name="ce1"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style-name="ce1"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style-name="ce1"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style-name="ce1"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style-name="ce1"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style-name="ce1"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style-name="ce1"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style-name="ce1"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style-name="ce1"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style-name="ce1"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style-name="ce1"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67"/>
        </table:table-row>
        <table:table-row table:style-name="ro1">
          <table:table-cell table:style-name="ce1"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style-name="ce1"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style-name="ce1"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style-name="ce1"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style-name="ce1"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style-name="ce1"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style-name="ce1"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style-name="ce1"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style-name="ce1"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style-name="ce1"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style-name="ce1"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style-name="ce1"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style-name="ce1"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style-name="ce1"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style-name="ce1"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style-name="ce1"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style-name="ce1"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style-name="ce1"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style-name="ce1"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style-name="ce1"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style-name="ce1"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style-name="ce1"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style-name="ce1"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style-name="ce1"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style-name="ce1"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style-name="ce1"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67"/>
        </table:table-row>
        <table:table-row table:style-name="ro1">
          <table:table-cell table:style-name="ce1"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style-name="ce1"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style-name="ce1"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style-name="ce1"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style-name="ce1"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style-name="ce1"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style-name="ce1"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style-name="ce1"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style-name="ce1"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style-name="ce1"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style-name="ce1"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style-name="ce1"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style-name="ce1"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style-name="ce1"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style-name="ce1"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style-name="ce1"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style-name="ce1"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style-name="ce1"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style-name="ce1"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style-name="ce1"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style-name="ce1"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style-name="ce1"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style-name="ce1"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style-name="ce1"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style-name="ce1"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style-name="ce1"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67"/>
        </table:table-row>
        <table:table-row table:style-name="ro1">
          <table:table-cell table:style-name="ce1"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style-name="ce1"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style-name="ce1"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style-name="ce1"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style-name="ce1"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style-name="ce1"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style-name="ce1"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style-name="ce1"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style-name="ce1"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style-name="ce1"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style-name="ce1"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style-name="ce1"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style-name="ce1"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style-name="ce1"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style-name="ce1"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style-name="ce1"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style-name="ce1"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style-name="ce1"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style-name="ce1"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style-name="ce1"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style-name="ce1"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style-name="ce1"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style-name="ce1"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style-name="ce1"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style-name="ce1"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style-name="ce1"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67"/>
        </table:table-row>
        <table:table-row table:style-name="ro1">
          <table:table-cell table:style-name="ce1"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style-name="ce1"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style-name="ce1"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style-name="ce1"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style-name="ce1"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style-name="ce1"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style-name="ce1"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style-name="ce1"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style-name="ce1"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style-name="ce1"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style-name="ce1"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style-name="ce1"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style-name="ce1"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style-name="ce1"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style-name="ce1"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style-name="ce1"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style-name="ce1"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style-name="ce1"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style-name="ce1"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style-name="ce1"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style-name="ce1"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style-name="ce1"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style-name="ce1"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style-name="ce1"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style-name="ce1"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style-name="ce1"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67"/>
        </table:table-row>
        <table:table-row table:style-name="ro1">
          <table:table-cell table:style-name="ce1"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style-name="ce1"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style-name="ce1"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style-name="ce1"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style-name="ce1"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style-name="ce1"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style-name="ce1"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style-name="ce1"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style-name="ce1"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style-name="ce1"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style-name="ce1"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style-name="ce1"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style-name="ce1"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style-name="ce1"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style-name="ce1"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style-name="ce1"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style-name="ce1"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style-name="ce1"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style-name="ce1"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style-name="ce1"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style-name="ce1"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style-name="ce1"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style-name="ce1"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style-name="ce1"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style-name="ce1"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style-name="ce1"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67"/>
        </table:table-row>
        <table:table-row table:style-name="ro1">
          <table:table-cell table:style-name="ce1"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style-name="ce1"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style-name="ce1"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style-name="ce1"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style-name="ce1"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style-name="ce1"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style-name="ce1"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style-name="ce1"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style-name="ce1"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style-name="ce1"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style-name="ce1"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style-name="ce1"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style-name="ce1"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style-name="ce1"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style-name="ce1"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style-name="ce1"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style-name="ce1"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style-name="ce1"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style-name="ce1"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style-name="ce1"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style-name="ce1"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style-name="ce1"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style-name="ce1"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style-name="ce1"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style-name="ce1"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style-name="ce1"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67"/>
        </table:table-row>
        <table:table-row table:style-name="ro1">
          <table:table-cell table:style-name="ce1"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style-name="ce1"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style-name="ce1"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style-name="ce1"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style-name="ce1"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style-name="ce1"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style-name="ce1"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style-name="ce1"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style-name="ce1"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style-name="ce1"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style-name="ce1"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style-name="ce1"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style-name="ce1"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style-name="ce1"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style-name="ce1"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style-name="ce1"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style-name="ce1"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style-name="ce1"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style-name="ce1"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style-name="ce1"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style-name="ce1"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style-name="ce1"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style-name="ce1"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style-name="ce1"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style-name="ce1"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style-name="ce1"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67"/>
        </table:table-row>
        <table:table-row table:style-name="ro1">
          <table:table-cell table:style-name="ce1"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style-name="ce1"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style-name="ce1"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style-name="ce1"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style-name="ce1"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style-name="ce1"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style-name="ce1"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style-name="ce1"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style-name="ce1"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style-name="ce1"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style-name="ce1"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style-name="ce1"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style-name="ce1"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style-name="ce1"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style-name="ce1"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style-name="ce1"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style-name="ce1"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style-name="ce1"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style-name="ce1"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style-name="ce1"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style-name="ce1"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style-name="ce1"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style-name="ce1"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style-name="ce1"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style-name="ce1"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style-name="ce1"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67"/>
        </table:table-row>
        <table:table-row table:style-name="ro1">
          <table:table-cell table:style-name="ce1"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style-name="ce1"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style-name="ce1"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style-name="ce1"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style-name="ce1"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style-name="ce1"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style-name="ce1"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style-name="ce1"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style-name="ce1"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style-name="ce1"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style-name="ce1"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style-name="ce1"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style-name="ce1"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style-name="ce1"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style-name="ce1"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style-name="ce1"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style-name="ce1"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style-name="ce1"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style-name="ce1"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style-name="ce1"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style-name="ce1"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style-name="ce1"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style-name="ce1"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style-name="ce1"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style-name="ce1"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style-name="ce1"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67"/>
        </table:table-row>
        <table:table-row table:style-name="ro1" table:number-rows-repeated="22">
          <table:table-cell table:style-name="ce1" table:number-columns-repeated="26"/>
          <table:table-cell table:number-columns-repeated="67"/>
        </table:table-row>
        <table:table-row table:style-name="ro2" table:number-rows-repeated="4">
          <table:table-cell table:style-name="ce1" table:number-columns-repeated="26"/>
          <table:table-cell table:number-columns-repeated="67"/>
        </table:table-row>
        <table:table-row table:style-name="ro2">
          <table:table-cell table:style-name="ce1"/>
          <table:table-cell table:number-columns-repeated="92"/>
        </table:table-row>
        <table:table-row table:style-name="ro2" table:number-rows-repeated="78">
          <table:table-cell table:number-columns-repeated="93"/>
        </table:table-row>
        <table:table-row table:style-name="ro2">
          <table:table-cell table:number-columns-repeated="9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8">00.00.0000</text:date>, <text:time style:data-style-name="N2" text:time-value="11:55:30.17466602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6:02.257049298</meta:creation-date>
    <dc:date>2018-02-28T11:57:57.666302765</dc:date>
    <meta:editing-duration>PT12M47S</meta:editing-duration>
    <meta:editing-cycles>3</meta:editing-cycles>
    <meta:generator>LibreOffice/5.4.2.2$Linux_X86_64 LibreOffice_project/40m0$Build-2</meta:generator>
    <meta:document-statistic meta:table-count="1" meta:cell-count="777" meta:object-count="0"/>
  </office:meta>
</office:document-meta>
</file>